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erenity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nerity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Goal : Make living documentation a reality</text:span></text:p>
              </text:list-item>
              <text:list-item>
                <text:p><text:span text:style-name="T1">Serenity provides strong support for selenium, REST API with RestAssured and Highly readable/maintainable/</text:span></text:p>
              </text:list-item>
              <text:list-item>
                <text:p><text:span text:style-name="T1">BDD is a collaborative development approach</text:span></text:p>
                <text:list>
                  <text:list-item>
                    <text:p><text:span text:style-name="T1">Actors: ( Business Analyst or Product Owner ), A developer and Tester to work through examples of the </text:span></text:p>
                  </text:list-item>
                  <text:list-item>
                    <text:p><text:span text:style-name="T1">The examples being discussed </text:span></text:p>
                  </text:list-item>
                  <text:list-item>
                    <text:p><text:span text:style-name="T1">The examples beings discussed are concrete Illustrations of how the system should work</text:span></text:p>
                  </text:list-item>
                  <text:list-item>
                    <text:p><text:span text:style-name="T1">Givnen, When Then</text:span></text:p>
                  </text:list-item>
                </text:list>
              </text:list-item>
              <text:list-item>
                <text:p><text:span text:style-name="T1">Tests </text:span></text:p>
                <text:list>
                  <text:list-item>
                    <text:p><text:span text:style-name="T1">Junit File</text:span></text:p>
                    <text:list>
                      <text:list-item>
                        <text:p><text:span text:style-name="T1">@RunWith(SenerityRunner.clas) </text:span></text:p>
                      </text:list-item>
                      <text:list-item>
                        <text:p><text:span text:style-name="T1">public Class ASimpleTest {</text:span></text:p>
                        <text:list>
                          <text:list-item>
                            <text:p><text:span text:style-name="T1">@Step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Serenity to indicate this is a step library so the methods call in the library appear in the reports</text:span></text:p>
                          </text:list-item>
                          <text:list-item>
                            <text:p><text:span text:style-name="T1">MathWizSteps micheael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@Test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@Pending <text:s text:c="2"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Test is not ready</text:span></text:p>
                          </text:list-item>
                          <text:list-item>
                            <text:p><text:span text:style-name="T1">public void addingSums () { micheael.startsWith(1); micheael.adds(2); michael.shouldHav(3) } }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nerity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tep Libraries</text:span></text:p>
                <text:list>
                  <text:list-item>
                    <text:p><text:span text:style-name="T1">Contain the functions to be called with the step annotation</text:span></text:p>
                  </text:list-item>
                  <text:list-item>
                    <text:p><text:span text:style-name="T1">If you include a field actor in the class then Senerit will inject the name of the step</text:span></text:p>
                    <text:list>
                      <text:list-item>
                        <text:p><text:span text:style-name="T1">example : In the test file @Steps TravellerEarningStatusPoints tracy <text:s/>then “Tracy” will be stored <text:s/>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ubicic class TravellerEarningStatusPoints {</text:span></text:p>
                      </text:list-item>
                      <text:list-item>
                        <text:p><text:span text:style-name="T1"/></text:p>
                        <text:list>
                          <text:list-item>
                            <text:p><text:span text:style-name="T1">private String actor; 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@Step( “#actor transfers {0} piont to {1}” )</text:span><text:span text:style-name="T1"><text:tab/></text:span><text:span text:style-name="T1"><text:tab/></text:span><text:span text:style-name="T1"><text:tab/></text:span><text:span text:style-name="T1">// Prints it tot he output file</text:span></text:p>
                          </text:list-item>
                          <text:list-item>
                            <text:p><text:span text:style-name="T1">public void transferPoints(int points, <text:s/>TravelingEarningStatusPoints otherFrequentFliersMiles ) {</text:span></text:p>
                            <text:list>
                              <text:list-item>
                                <text:p><text:span text:style-name="T1">…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  <text:list>
                              <text:list-item>
                                <text:p><text:span text:style-name="T1">When TravellingEarningStatusPointsOtherFrequentFliersMiles for the report the toString() is calle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};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@steps(shared = true )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<text:tab/></text:span><text:span text:style-name="T1">// Any other libraries that have type CustomerAPIStepLibrary should have the same instance</text:span></text:p>
                  </text:list-item>
                  <text:list-item>
                    <text:p><text:span text:style-name="T1">CustomerAPIStepLibrary customerAPI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renit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lenium commands that were used</text:span></text:p>
                <text:list>
                  <text:list-item>
                    <text:p><text:span text:style-name="T1">driver.get</text:span></text:p>
                  </text:list-item>
                  <text:list-item>
                    <text:p><text:span text:style-name="T1">driver.findElement</text:span></text:p>
                    <text:list>
                      <text:list-item>
                        <text:p><text:span text:style-name="T1">ByName</text:span></text:p>
                      </text:list-item>
                      <text:list-item>
                        <text:p><text:span text:style-name="T1">sendKeys</text:span></text:p>
                      </text:list-item>
                      <text:list-item>
                        <text:p><text:span text:style-name="T1">new WebDriverWait(driver, 5).until(titleContains(“firefly”));</text:span></text:p>
                      </text:list-item>
                      <text:list-item>
                        <text:p><text:span text:style-name="T1">assertThat(driver.getTitle()).contains</text:span></text:p>
                      </text:list-item>
                      <text:list-item>
                        <text:p><text:span text:style-name="T1">click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renity Page Objects</text:span></text:p>
                <text:list>
                  <text:list-item>
                    <text:p><text:span text:style-name="T1">Isolate the implementation and provide functions that can be considered business logic</text:span></text:p>
                  </text:list-item>
                  <text:list-item>
                    <text:p><text:span text:style-name="T1">@DefaultURL(https://localhost:9000/somepage”) <text:s/>– Test Shoud use when run in isolation</text:span></text:p>
                  </text:list-item>
                  <text:list-item>
                    <text:p><text:span text:style-name="T1">Use the Page Objects from the Steps</text:span></text:p>
                    <text:list>
                      <text:list-item>
                        <text:p><text:span text:style-name="T1">currentPgeAt) will check the current URL matches the @DefaultUR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ith Serenity run mvn verify and then the code coverage came up. <text:s/>We used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8-02T11:46:57.996376737</meta:creation-date>
    <dc:date>2023-06-19T13:01:00.530098919</dc:date>
    <meta:editing-duration>P1DT19H1M14S</meta:editing-duration>
    <meta:editing-cycles>2</meta:editing-cycles>
    <meta:generator>LibreOffice/6.3.4.2$MacOSX_X86_64 LibreOffice_project/60da17e045e08f1793c57c00ba83cdfce946d0aa</meta:generator>
    <meta:document-statistic meta:object-count="37"/>
  </office:meta>
</office:document-meta>
</file>